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1"/>
      <text:p text:style-name="P11"/>
      <text:p text:style-name="P11">Di<text:span text:style-name="T3">marts</text:span><text:tab/>2<text:span text:style-name="T5">3</text:span>/09/2<text:span text:style-name="T5">5</text:span></text:p>
      <text:p text:style-name="P3">Comentat </text:p>
      <text:list xml:id="list8655776108537287747" text:style-name="L1">
        <text:list-item>
          <text:p text:style-name="P3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2">Di<text:span text:style-name="T3">mecres</text:span><text:tab/>2<text:span text:style-name="T5">4</text:span>/09/2<text:span text:style-name="T5">5</text:span></text:p>
      <text:p text:style-name="P4"><text:s/></text:p>
      <text:list xml:id="list7035172043665035600" text:style-name="L2">
        <text:list-item>
          <text:p text:style-name="P3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38">Baixem al taller per comentar el funcionament i la connexió del pont de manómetres. Comentem els components del simulador de fred.</text:p>
        </text:list-item>
      </text:list>
      <text:p text:style-name="P20"/>
      <text:p text:style-name="P20"/>
      <text:p text:style-name="P12">Di<text:span text:style-name="T4">jous<text:tab/></text:span><text:tab/>2<text:span text:style-name="T5">5</text:span>/09/2<text:span text:style-name="T5">5</text:span></text:p>
      <text:p text:style-name="P4"><text:s/></text:p>
      <text:list xml:id="list6414380557078832437" text:style-name="L3">
        <text:list-item>
          <text:p text:style-name="P3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9">Comentat exercici 1.3-1.</text:p>
        </text:list-item>
      </text:list>
      <text:p text:style-name="P21"/>
      <text:p text:style-name="P21"/>
      <text:p text:style-name="P12">Di<text:span text:style-name="T4">vendres<text:tab/></text:span>2<text:span text:style-name="T5">6</text:span>/09/2<text:span text:style-name="T5">5</text:span></text:p>
      <text:p text:style-name="P4"><text:s/></text:p>
      <text:list xml:id="list1599475883811530101" text:style-name="L4">
        <text:list-item>
          <text:p text:style-name="P40">Publicat codi d'accès al Classroom.</text:p>
        </text:list-item>
        <text:list-item>
          <text:p text:style-name="P47">Treball autònom tasca 1.</text:p>
        </text:list-item>
        <text:list-item>
          <text:p text:style-name="P4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2"/>
      <text:p text:style-name="P22"><text:s/></text:p>
      <text:p text:style-name="P13">Di<text:span text:style-name="T3">marts</text:span><text:tab/><text:span text:style-name="T6">30</text:span>/09/2<text:span text:style-name="T5">5</text:span></text:p>
      <text:p text:style-name="P13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4">Di<text:span text:style-name="T3">mecres</text:span><text:tab/><text:span text:style-name="T7">01</text:span>/<text:span text:style-name="T7">10</text:span>/2<text:span text:style-name="T5">5</text:span></text:p>
      <text:p text:style-name="P14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5">Di<text:span text:style-name="T8">jous</text:span><text:tab/><text:span text:style-name="T7">02</text:span>/<text:span text:style-name="T7">10</text:span>/2<text:span text:style-name="T5">5</text:span></text:p>
      <text:p text:style-name="P15"/>
      <text:list xml:id="list72859895484467" text:continue-numbering="true" text:style-name="L4">
        <text:list-item>
          <text:p text:style-name="P4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5"/>
      <text:p text:style-name="P15">Di<text:span text:style-name="T8">vendres 03</text:span>/<text:span text:style-name="T7">10</text:span>/2<text:span text:style-name="T5">5</text:span></text:p>
      <text:p text:style-name="P15"/>
      <text:list xml:id="list72860610672603" text:continue-numbering="true" text:style-name="L4">
        <text:list-item>
          <text:p text:style-name="P4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3"/>
      <text:p text:style-name="P31">Di<text:span text:style-name="T3">marts</text:span><text:tab/><text:span text:style-name="T6">07</text:span>/<text:span text:style-name="T9">10</text:span>/2<text:span text:style-name="T5">5</text:span></text:p>
      <text:p text:style-name="P16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4"/>
      <text:p text:style-name="P17">Di<text:span text:style-name="T3">mecres</text:span><text:tab/><text:span text:style-name="T7">08</text:span>/<text:span text:style-name="T7">10</text:span>/2<text:span text:style-name="T5">5</text:span></text:p>
      <text:p text:style-name="P17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26"/>
      <text:p text:style-name="P26"/>
      <text:p text:style-name="P18">Di<text:span text:style-name="T11">jous</text:span><text:tab/><text:span text:style-name="T7">09</text:span>/<text:span text:style-name="T7">10</text:span>/2<text:span text:style-name="T5">5</text:span></text:p>
      <text:p text:style-name="P18"/>
      <text:list xml:id="list72859268022030" text:continue-numbering="true" text:style-name="L4">
        <text:list-item>
          <text:p text:style-name="P4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4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8">Comentem apartat 1.1 Temperatura y calor.</text:p>
        </text:list-item>
      </text:list>
      <text:p text:style-name="P27"/>
      <text:p text:style-name="P29">Di<text:span text:style-name="T12">vendres 10</text:span>/<text:span text:style-name="T7">10</text:span>/2<text:span text:style-name="T5">5</text:span></text:p>
      <text:p text:style-name="P29"/>
      <text:list xml:id="list72859524012701" text:continue-numbering="true" text:style-name="L4">
        <text:list-item>
          <text:p text:style-name="P4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49">Comentem apartat 1.2 Presión.</text:p>
        </text:list-item>
        <text:list-item>
          <text:p text:style-name="P49">Comentem apartat 1.2 Presión.</text:p>
        </text:list-item>
        <text:list-item>
          <text:p text:style-name="P49">Comentem els exercicis 1.3 Ejercicios temperatura y presión.</text:p>
        </text:list-item>
        <text:list-item>
          <text:p text:style-name="P49">Comentem apartat 1.4 Enegía y potencia</text:p>
        </text:list-item>
        <text:list-item>
          <text:p text:style-name="P50">Comentem els exercicis 1.<text:span text:style-name="T13">5</text:span> Ejercicios <text:span text:style-name="T13">energía y potencia</text:span>.</text:p>
        </text:list-item>
      </text:list>
      <text:p text:style-name="P28"/>
      <text:p text:style-name="P19">Di<text:span text:style-name="T3">marts</text:span><text:tab/><text:span text:style-name="T14">14</text:span>/<text:span text:style-name="T9">10</text:span>/2<text:span text:style-name="T5">5</text:span></text:p>
      <text:p text:style-name="P19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30">Di<text:span text:style-name="T3">mecres</text:span><text:tab/><text:span text:style-name="T15">15</text:span>/<text:span text:style-name="T7">10</text:span>/2<text:span text:style-name="T5">5</text:span></text:p>
      <text:p text:style-name="P2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25"/>
      <text:p text:style-name="P30">Di<text:span text:style-name="T15">jous</text:span><text:tab/><text:tab/><text:span text:style-name="T15">16</text:span>/<text:span text:style-name="T7">10</text:span>/2<text:span text:style-name="T5">5</text:span></text:p>
      <text:list xml:id="list72859171215429" text:continue-numbering="true" text:style-name="L4">
        <text:list-item>
          <text:p text:style-name="P4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1">Comentem apartat 1.<text:span text:style-name="T15">5 Ejercicios energía y potencia</text:span>.</text:p>
        </text:list-item>
        <text:list-item>
          <text:p text:style-name="P51">Comentem apartat 1.<text:span text:style-name="T15">6.1 Calor específico</text:span></text:p>
        </text:list-item>
        <text:list-item>
          <text:p text:style-name="P51">Comentem apartat 1.<text:span text:style-name="T15">6.2 Calor sensible y latente</text:span></text:p>
        </text:list-item>
      </text:list>
      <text:p text:style-name="P52"/>
      <text:p text:style-name="P55">Divendres<text:tab/>17/10/25</text:p>
      <text:list xml:id="list72859806801210" text:continue-numbering="true" text:style-name="L4">
        <text:list-item>
          <text:p text:style-name="P4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3">Comentem apartat 1.6.3 Transmisión del calor</text:p>
        </text:list-item>
        <text:list-item>
          <text:p text:style-name="P53">Comentem apartat 1.6.4 Saturació, subenfriamiento y sobrecalentameinto</text:p>
        </text:list-item>
      </text:list>
      <text:p text:style-name="P36"/>
      <text:p text:style-name="P36">Di<text:span text:style-name="T3">marts</text:span><text:tab/><text:span text:style-name="T16">21</text:span>/<text:span text:style-name="T9">10</text:span>/2<text:span text:style-name="T5">5</text:span></text:p>
      <text:p text:style-name="P36"/>
      <text:p text:style-name="P3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2T07:28:58.835807112</dc:date>
    <meta:editing-duration>PT2H28M56S</meta:editing-duration>
    <meta:editing-cycles>209</meta:editing-cycles>
    <meta:document-statistic meta:table-count="0" meta:image-count="0" meta:object-count="0" meta:page-count="2" meta:paragraph-count="58" meta:word-count="322" meta:character-count="2122" meta:non-whitespace-character-count="1871"/>
  </office:meta>
</office:document-meta>
</file>